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997" officeooo:paragraph-rsid="00070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iphus Cain Short Story by Me.</text:p>
      <text:p text:style-name="P1"/>
      <text:p text:style-name="P1">Basic Outline and Plot:</text:p>
      <text:p text:style-name="P1">He’s living the good life</text:p>
      <text:p text:style-name="P1">His reputation gets him into trouble</text:p>
      <text:p text:style-name="P1">He departs with a squad</text:p>
      <text:p text:style-name="P1">He encounters danger</text:p>
      <text:p text:style-name="P1">He fights danger and survives by a ha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3:52:43.901793394</meta:creation-date>
    <dc:date>2023-01-23T13:57:08.908758528</dc:date>
    <meta:editing-duration>PT4M25S</meta:editing-duration>
    <meta:editing-cycles>1</meta:editing-cycles>
    <meta:document-statistic meta:table-count="0" meta:image-count="0" meta:object-count="0" meta:page-count="1" meta:paragraph-count="7" meta:word-count="37" meta:character-count="197" meta:non-whitespace-character-count="167"/>
    <meta:generator>LibreOffice/7.4.4.2$Linux_X86_64 LibreOffice_project/40$Build-2</meta:generator>
  </office:meta>
</office:document-meta>
</file>